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roid Sans Fallback" style:font-name-complex="FreeSans"/>
    </style:style>
    <style:style style:name="ce3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Total Goods Ordered</text:p>
          </table:table-cell>
          <table:table-cell office:value-type="string" calcext:value-type="string">
            <text:p>Has Pa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lisa</text:p>
          </table:table-cell>
          <table:table-cell office:value-type="float" office:value="120" calcext:value-type="float">
            <text:p>120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table:style-name="ce1" office:value-type="float" office:value="134" calcext:value-type="float">
            <text:p>134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float" office:value="123" calcext:value-type="float">
            <text:p>123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uan</text:p>
          </table:table-cell>
          <table:table-cell office:value-type="float" office:value="145" calcext:value-type="float">
            <text:p>145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boolean" office:boolean-value="false" calcext:value-type="boolean">
            <text:p>FALS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otal Paid</text:p>
          </table:table-cell>
          <table:table-cell table:formula="of:=SUMIF([.C3:.C7];1;[.B3:.B7])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Still Owed</text:p>
          </table:table-cell>
          <table:table-cell table:formula="of:=SUMIF([.C3:.C7];0;[.B3:.B7])" office:value-type="float" office:value="413" calcext:value-type="float">
            <text:p>4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1:59:52.717130443</meta:creation-date>
    <dc:date>2016-04-06T12:04:24.051163230</dc:date>
    <dc:creator>Sergey Paramonov</dc:creator>
    <meta:editing-duration>P0D</meta:editing-duration>
    <meta:editing-cycles>1</meta:editing-cycles>
    <meta:document-statistic meta:table-count="1" meta:cell-count="22" meta:object-count="0"/>
    <meta:generator>LibreOffice/4.2.8.2$Linux_X86_64 LibreOffice_project/420m0$Build-2</meta:generator>
  </office:meta>
</office:document-meta>
</file>